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e.tx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ch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rich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au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a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111j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qu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aich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uerai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utre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in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ainch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is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forc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forceme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a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and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iu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iv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r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e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p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e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conf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rrac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Thier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u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d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ffi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troi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it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ant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c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i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uen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ai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i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roist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ﬁe</text:p>
          </table:table-cell>
          <table:table-cell office:value-type="string" calcext:value-type="string">
            <text:p>MORPH=empt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u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ial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smo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smoign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u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lones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ff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si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u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a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ha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troia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r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chi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en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laiem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ff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iu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ug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ug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i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ma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chi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sch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u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on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esp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re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ortoi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gr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mpaign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r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ie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guerpi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guerp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porqu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eporc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uss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droi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u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eni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uach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arg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org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lon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u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b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mand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s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si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o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l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spon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chac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serit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o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ene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ss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illo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str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r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u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l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t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l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ra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ravoi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arle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sdui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or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spon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r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ie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d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os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ing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ain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ochain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ochain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al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laieme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menc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ail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öail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in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aillanz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sheri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f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i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r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na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roch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mmme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iri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i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ich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aid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idem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l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lig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orj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rr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äerra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urtr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rd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ign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pp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ch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s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it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u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ai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seu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K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te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o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mis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u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po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ss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m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einch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u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la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u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proch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mp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oi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bat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erd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r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ign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o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dre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drec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eiss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men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uo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i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vie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romp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si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uen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et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pro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i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g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dre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l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uo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u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r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i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tor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rr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op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o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gond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ch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comb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ideng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IIII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catorz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rabuch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ma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man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uid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Vind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erro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rve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a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a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i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m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l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g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haq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hequ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is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rec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ff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dre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uiro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u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cou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cov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an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o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go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goign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ch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lui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li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o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pr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ﬁ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l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theners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esch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IIX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u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rsi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or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c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ber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con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sai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combr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cen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u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c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gnai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i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esl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o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is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l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aideng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id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oud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sc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usqu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uos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r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argi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rou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ar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roill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u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r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op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eni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abu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pe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ait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ch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r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plo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haploi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lont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r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rueillo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b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isc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la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b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abu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bat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ers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su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nap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rai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i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li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liv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st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ro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tain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u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r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lo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eiss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u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lie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lëe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o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s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trainch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a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laiier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it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cerchi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u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ain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nchi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hai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o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c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i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r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g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u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i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moi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enest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l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a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l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ro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dre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dre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ue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tit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nt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ust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n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u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sbalo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banoi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u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ideng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l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rro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u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u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nobíl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.mo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ideng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trainch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meismes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mag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n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rro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ns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ero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is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l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n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ploit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en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trainch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terr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au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r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r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r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f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föi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mis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n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ur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Iuen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n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ust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i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gnai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rgoill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ideng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rr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l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ind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e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n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e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rma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o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autr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eru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ohero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vë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z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r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qu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quer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ardre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o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ira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ossil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sseigno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in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lo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ah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u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garan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gnai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be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ur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d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rah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uah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mbar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u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l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Pr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is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do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t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r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n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as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d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n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res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nu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ssembl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n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mbre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a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s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chemi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u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e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b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co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m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ua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o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ompaig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uachi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nu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u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s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i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g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ll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ssaill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u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eti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e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o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ues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ismes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d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u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rt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e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forc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u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rg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aran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s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ff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emb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plo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a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ëau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huidel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o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in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iens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nc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s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esp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gr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IIJ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anc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onfus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menc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c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p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o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rn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I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ur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lu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d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uesq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roitur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o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n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ceu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ﬁ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l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g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B.=s|GENRE=m|CAS=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2:19.543826661</dc:date>
    <meta:editing-duration>PT31S</meta:editing-duration>
    <meta:editing-cycles>1</meta:editing-cycles>
    <meta:document-statistic meta:table-count="1" meta:cell-count="9984" meta:object-count="0"/>
    <meta:generator>LibreOffice/5.1.6.2$Linux_X86_64 LibreOffice_project/10m0$Build-2</meta:generator>
  </office:meta>
</office:document-meta>
</file>